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43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draw:stroke="dash" draw:stroke-dash="Fine_20_Dashed" svg:stroke-width="0.102cm" svg:stroke-color="#66666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solid" draw:fill-color="#000000" draw:textarea-horizontal-align="center" draw:textarea-vertical-align="middle" fo:min-height="1.02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17cm" svg:height="1.397cm" svg:x="1.489cm" svg:y="1.74cm">
          <draw:text-box>
            <text:p text:style-name="P1"><text:span text:style-name="T1">IT Security Reference Model [Grimm]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84cm" svg:height="30.607cm" svg:x="2.77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11.684cm" svg:height="30.607cm" svg:x="16.78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11.684cm" svg:height="30.607cm" svg:x="30.782cm" svg:y="6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11.684cm" svg:height="30.607cm" svg:x="45.084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366cm" svg:height="2.54cm" svg:x="5.01cm" svg:y="9.383cm">
          <text:p text:style-name="P3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366cm" svg:height="2.54cm" svg:x="5.01cm" svg:y="13.133cm">
          <text:p text:style-name="P3"><text:span text:style-name="T1">IT-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7.366cm" svg:height="2.54cm" svg:x="5.01cm" svg:y="16.984cm">
          <text:p text:style-name="P3"><text:span text:style-name="T1">Huma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366cm" svg:height="2.54cm" svg:x="5.01cm" svg:y="22.735cm">
          <text:p text:style-name="P3"><text:span text:style-name="T2">Conflict of Inter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7.366cm" svg:height="2.54cm" svg:x="5.01cm" svg:y="26.686cm">
          <text:p text:style-name="P3"><text:span text:style-name="T2">Vulnerabiliti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.366cm" svg:height="2.54cm" svg:x="5.01cm" svg:y="32.937cm">
          <text:p text:style-name="P3"><text:span text:style-name="T2">Interactio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693cm" svg:y1="19.524cm" svg:x2="8.693cm" svg:y2="22.735cm" draw:start-shape="id1" draw:start-glue-point="2" draw:end-shape="id2" draw:end-glue-point="0" svg:d="M8693 19524v3211" svg:viewBox="0 0 1 3212">
          <text:p/>
        </draw:connector>
        <draw:connector draw:style-name="gr7" draw:text-style-name="P3" draw:layer="layout" draw:line-skew="0.519cm 8.476cm" svg:x1="12.376cm" svg:y1="10.653cm" svg:x2="8.693cm" svg:y2="32.937cm" draw:start-shape="id3" draw:start-glue-point="1" draw:end-shape="id4" draw:end-glue-point="0" svg:d="M12376 10653h1070v20253h-4753v2031" svg:viewBox="0 0 4754 22285">
          <text:p/>
        </draw:connector>
        <draw:connector draw:style-name="gr7" draw:text-style-name="P3" draw:layer="layout" draw:line-skew="0.519cm 6.54cm" svg:x1="12.376cm" svg:y1="14.403cm" svg:x2="8.693cm" svg:y2="32.937cm" draw:start-shape="id5" draw:start-glue-point="1" draw:end-shape="id4" draw:end-glue-point="0" svg:d="M12376 14403h1070v16442h-4753v2092" svg:viewBox="0 0 4754 18535">
          <text:p/>
        </draw:connector>
        <draw:connector draw:style-name="gr7" draw:text-style-name="P3" draw:layer="layout" draw:line-skew="0.519cm 4.614cm" svg:x1="12.376cm" svg:y1="18.254cm" svg:x2="8.693cm" svg:y2="32.937cm" draw:start-shape="id1" draw:start-glue-point="1" draw:end-shape="id4" draw:end-glue-point="0" svg:d="M12376 18254h1070v12591h-4753v2092" svg:viewBox="0 0 4754 14684">
          <text:p/>
        </draw:connector>
        <draw:connector draw:style-name="gr7" draw:text-style-name="P3" draw:layer="layout" draw:line-skew="-0.411cm 1.739cm" svg:x1="5.01cm" svg:y1="24.005cm" svg:x2="8.693cm" svg:y2="32.937cm" draw:start-shape="id2" draw:start-glue-point="3" draw:end-shape="id4" draw:end-glue-point="0" svg:d="M5010 24005h-962v6840h4645v2092" svg:viewBox="0 0 4646 8933">
          <text:p/>
        </draw:connector>
        <draw:connector draw:style-name="gr7" draw:text-style-name="P3" draw:layer="layout" draw:line-skew="-0.411cm -0.237cm" svg:x1="5.01cm" svg:y1="27.956cm" svg:x2="8.693cm" svg:y2="32.937cm" draw:start-shape="id6" draw:start-glue-point="3" draw:end-shape="id4" draw:end-glue-point="0" svg:d="M5010 27956h-962v2889h4645v2092" svg:viewBox="0 0 4646 4982">
          <text:p/>
        </draw:connector>
        <draw:frame draw:style-name="gr8" draw:text-style-name="P4" draw:layer="layout" svg:width="7.493cm" svg:height="1.393cm" svg:x="4.81cm" svg:y="5.191cm">
          <draw:text-box>
            <text:p text:style-name="P3"><text:span text:style-name="T1">World</text:span></text:p>
          </draw:text-box>
        </draw:frame>
        <draw:frame draw:style-name="gr8" draw:text-style-name="P4" draw:layer="layout" svg:width="7.493cm" svg:height="1.393cm" svg:x="18.811cm" svg:y="5.192cm">
          <draw:text-box>
            <text:p text:style-name="P3"><text:span text:style-name="T1">Potential</text:span></text:p>
          </draw:text-box>
        </draw:frame>
        <draw:frame draw:style-name="gr8" draw:text-style-name="P4" draw:layer="layout" svg:width="7.493cm" svg:height="1.393cm" svg:x="32.912cm" svg:y="5.193cm">
          <draw:text-box>
            <text:p text:style-name="P3"><text:span text:style-name="T1">Concept</text:span></text:p>
          </draw:text-box>
        </draw:frame>
        <draw:frame draw:style-name="gr8" draw:text-style-name="P4" draw:layer="layout" svg:width="7.493cm" svg:height="1.393cm" svg:x="47.213cm" svg:y="5.194cm">
          <draw:text-box>
            <text:p text:style-name="P3"><text:span text:style-name="T1">Event</text:span></text:p>
          </draw:text-box>
        </draw:frame>
        <draw:custom-shape draw:style-name="gr4" draw:text-style-name="P4" xml:id="id8" draw:id="id8" draw:layer="layout" svg:width="7.366cm" svg:height="2.54cm" svg:x="18.986cm" svg:y="9.383cm">
          <text:p text:style-name="P3"><text:span text:style-name="T1">Business</text:span></text:p>
          <text:p text:style-name="P3"><text:span text:style-name="T1">Object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7.366cm" svg:height="2.54cm" svg:x="18.986cm" svg:y="14.684cm">
          <text:p text:style-name="P3"><text:span text:style-name="T1">Chances/Risk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669cm" svg:y1="14.684cm" svg:x2="22.669cm" svg:y2="11.923cm" draw:start-shape="id7" draw:start-glue-point="0" draw:end-shape="id8" draw:end-glue-point="2" svg:d="M22669 14684v-2761" svg:viewBox="0 0 1 2762">
          <text:p/>
        </draw:connector>
        <draw:frame draw:style-name="gr9" draw:layer="layout" svg:width="3.302cm" svg:height="1.266cm" svg:x="22.971cm" svg:y="12.684cm">
          <draw:text-box>
            <text:p>affect</text:p>
          </draw:text-box>
        </draw:frame>
        <draw:custom-shape draw:style-name="gr10" draw:text-style-name="P4" xml:id="id9" draw:id="id9" draw:layer="layout" svg:width="7.366cm" svg:height="2.54cm" svg:x="19.088cm" svg:y="23.235cm">
          <text:p text:style-name="P3"><text:span text:style-name="T1">Threat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7.366cm" svg:height="2.54cm" svg:x="19.088cm" svg:y="29.516cm">
          <text:p text:style-name="P3"><text:span text:style-name="T1">Security</text:span></text:p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2.771cm" svg:y1="25.775cm" svg:x2="22.771cm" svg:y2="29.516cm" draw:start-shape="id9" draw:start-glue-point="2" draw:end-shape="id10" draw:end-glue-point="0" svg:d="M22771 25775v3741" svg:viewBox="0 0 1 3742">
          <text:p/>
        </draw:connector>
        <draw:frame draw:style-name="gr9" draw:layer="layout" svg:width="3.302cm" svg:height="1.266cm" svg:x="23.225cm" svg:y="27.035cm">
          <draw:text-box>
            <text:p>violate</text:p>
          </draw:text-box>
        </draw:frame>
        <draw:frame draw:style-name="gr9" draw:layer="layout" svg:width="3.302cm" svg:height="1.266cm" svg:x="7.477cm" svg:y="29.829cm">
          <draw:text-box>
            <text:p>interact</text:p>
          </draw:text-box>
        </draw:frame>
        <draw:custom-shape draw:style-name="gr4" draw:text-style-name="P4" draw:layer="layout" svg:width="7.366cm" svg:height="2.54cm" svg:x="33.063cm" svg:y="9.383cm">
          <text:p text:style-name="P3"><text:span text:style-name="T1">Business</text:span></text:p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6.521cm -2.57cm" svg:x1="22.771cm" svg:y1="32.056cm" svg:x2="5.01cm" svg:y2="10.653cm" draw:start-shape="id10" draw:start-glue-point="2" draw:end-shape="id3" draw:end-glue-point="3" svg:d="M22771 32056v7123h-20882v-28526h3121" svg:viewBox="0 0 20883 28527">
          <text:p/>
        </draw:connector>
        <draw:connector draw:style-name="gr7" draw:text-style-name="P3" draw:layer="layout" svg:x1="30.782cm" svg:y1="22.149cm" svg:x2="28.464cm" svg:y2="22.147cm" draw:start-shape="id11" draw:start-glue-point="3" draw:end-shape="id12" draw:end-glue-point="1" svg:d="M30782 22149h-1159v-2h-1159" svg:viewBox="0 0 2319 3">
          <text:p/>
        </draw:connector>
        <draw:connector draw:style-name="gr7" draw:text-style-name="P3" draw:layer="layout" svg:x1="45.084cm" svg:y1="22.151cm" svg:x2="42.466cm" svg:y2="22.149cm" draw:start-shape="id13" draw:start-glue-point="3" draw:end-shape="id11" draw:end-glue-point="1" svg:d="M45084 22151h-1308v-2h-1310" svg:viewBox="0 0 2619 3">
          <text:p/>
        </draw:connector>
        <draw:connector draw:style-name="gr11" draw:text-style-name="P3" draw:layer="layout" draw:line-skew="0.659cm 0.406cm" svg:x1="8.693cm" svg:y1="35.477cm" svg:x2="19.088cm" svg:y2="24.505cm" draw:start-shape="id4" draw:start-glue-point="2" draw:end-shape="id9" draw:end-glue-point="3" svg:d="M8693 35477v1210h7420v-12182h2975" svg:viewBox="0 0 10396 12183">
          <text:p/>
        </draw:connector>
        <draw:connector draw:style-name="gr13" draw:text-style-name="P3" draw:layer="layout" draw:line-skew="-0.076cm" svg:x1="12.376cm" svg:y1="34.207cm" svg:x2="18.986cm" svg:y2="10.653cm" draw:start-shape="id4" draw:start-glue-point="1" draw:end-shape="id8" draw:end-glue-point="3" svg:d="M12376 34207h3229v-23554h3381" svg:viewBox="0 0 6611 23555">
          <text:p/>
        </draw:connector>
        <draw:custom-shape draw:style-name="gr10" draw:text-style-name="P4" xml:id="id14" draw:id="id14" draw:layer="layout" svg:width="7.366cm" svg:height="2.54cm" svg:x="33.063cm" svg:y="29.516cm">
          <text:p text:style-name="P3"><text:span text:style-name="T1">Security</text:span></text:p>
          <text:p text:style-name="P3"><text:span text:style-name="T1">Measure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3.063cm" svg:y1="30.786cm" svg:x2="26.454cm" svg:y2="30.786cm" draw:start-shape="id14" draw:start-glue-point="3" draw:end-shape="id10" draw:end-glue-point="1" svg:d="M33063 30786h-6609" svg:viewBox="0 0 6610 1">
          <text:p/>
        </draw:connector>
        <draw:frame draw:style-name="gr14" draw:layer="layout" svg:width="3.683cm" svg:height="1.27cm" svg:x="28.624cm" svg:y="29.702cm">
          <draw:text-box>
            <text:p>implement</text:p>
          </draw:text-box>
        </draw:frame>
        <draw:connector draw:style-name="gr12" draw:text-style-name="P3" draw:layer="layout" draw:line-skew="0.36cm -0.846cm" svg:x1="26.454cm" svg:y1="24.505cm" svg:x2="8.693cm" svg:y2="9.383cm" draw:start-shape="id9" draw:start-glue-point="1" draw:end-shape="id3" draw:end-glue-point="0" svg:d="M26454 24505h962v-16519h-18723v1397" svg:viewBox="0 0 18724 16520">
          <text:p/>
        </draw:connector>
        <draw:custom-shape draw:style-name="gr4" draw:text-style-name="P4" draw:layer="layout" svg:width="7.366cm" svg:height="2.54cm" svg:x="47.626cm" svg:y="9.383cm">
          <text:p text:style-name="P3"><text:span text:style-name="T1">Business</text:span></text:p>
          <text:p text:style-name="P3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7.366cm" svg:height="2.54cm" svg:x="33.063cm" svg:y="20.972cm">
          <text:p text:style-name="P3"><text:span text:style-name="T1">Accident</text:span></text:p>
          <text:p text:style-name="P3"><text:span text:style-name="T1">Scen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7.366cm" svg:height="2.54cm" svg:x="33.063cm" svg:y="25.223cm">
          <text:p text:style-name="P3"><text:span text:style-name="T1">Attack</text:span></text:p>
          <text:p text:style-name="P3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7.366cm" svg:height="2.54cm" svg:x="47.626cm" svg:y="29.516cm">
          <text:p text:style-name="P3"><text:span text:style-name="T1">Security</text:span></text:p>
          <text:p text:style-name="P3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366cm" svg:height="2.54cm" svg:x="47.626cm" svg:y="20.972cm">
          <text:p text:style-name="P3"><text:span text:style-name="T1">Accid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7.366cm" svg:height="2.54cm" svg:x="47.626cm" svg:y="25.223cm">
          <text:p text:style-name="P3"><text:span text:style-name="T1">Atta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355cm" svg:x1="40.429cm" svg:y1="30.786cm" svg:x2="40.429cm" svg:y2="26.493cm" draw:start-shape="id14" draw:start-glue-point="1" draw:end-shape="id15" draw:end-glue-point="1" svg:d="M40429 30786h957v-4293h-957" svg:viewBox="0 0 958 4294">
          <text:p/>
        </draw:connector>
        <draw:connector draw:style-name="gr6" draw:text-style-name="P3" draw:layer="layout" draw:line-skew="0.355cm" svg:x1="40.429cm" svg:y1="30.786cm" svg:x2="40.429cm" svg:y2="22.242cm" draw:start-shape="id14" draw:start-glue-point="1" draw:end-shape="id16" draw:end-glue-point="1" svg:d="M40429 30786h957v-8544h-957" svg:viewBox="0 0 958 8545">
          <text:p/>
        </draw:connector>
        <draw:connector draw:style-name="gr6" draw:text-style-name="P3" draw:layer="layout" draw:line-skew="0.321cm" svg:x1="54.992cm" svg:y1="30.786cm" svg:x2="54.992cm" svg:y2="26.493cm" draw:start-shape="id17" draw:start-glue-point="1" draw:end-shape="id18" draw:end-glue-point="1" svg:d="M54992 30786h872v-4293h-872" svg:viewBox="0 0 873 4294">
          <text:p/>
        </draw:connector>
        <draw:connector draw:style-name="gr6" draw:text-style-name="P3" draw:layer="layout" draw:line-skew="0.321cm" svg:x1="54.992cm" svg:y1="30.786cm" svg:x2="54.992cm" svg:y2="22.242cm" draw:start-shape="id17" draw:start-glue-point="1" draw:end-shape="id19" draw:end-glue-point="1" svg:d="M54992 30786h872v-8544h-872" svg:viewBox="0 0 873 8545">
          <text:p/>
        </draw:connector>
        <draw:g>
          <draw:path draw:style-name="gr15" draw:text-style-name="P3" draw:layer="layout" svg:width="0.461cm" svg:height="0.065cm" svg:x="43.762cm" svg:y="18.8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43.755cm" svg:y="18.962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43.745cm" svg:y="19.288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43.739cm" svg:y="19.60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324cm" svg:x="43.733cm" svg:y="19.79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343cm" svg:height="0.272cm" svg:x="43.728cm" svg:y="20.16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416cm" svg:height="0.156cm" svg:x="43.719cm" svg:y="20.48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461cm" svg:height="0.065cm" svg:x="43.72cm" svg:y="20.687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7cm" svg:height="0.324cm" svg:x="43.709cm" svg:y="20.81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16cm" svg:height="0.156cm" svg:x="43.704cm" svg:y="21.152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297cm" svg:x="43.697cm" svg:y="21.344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43.69cm" svg:y="21.68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39cm" svg:height="0.164cm" svg:x="29.663cm" svg:y="19.52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29.65cm" svg:y="19.72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324cm" svg:x="29.642cm" svg:y="20.071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29.642cm" svg:y="20.435cm" svg:viewBox="0 0 462 66" svg:d="M1 0c154 4 307 7 461 11-1 18-1 37-2 55-153-3-307-7-460-10 0-19 1-37 1-56z">
            <text:p/>
          </draw:path>
          <draw:path draw:style-name="gr15" draw:text-style-name="P3" draw:layer="layout" svg:width="0.461cm" svg:height="0.065cm" svg:x="29.638cm" svg:y="20.575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1cm" svg:height="0.279cm" svg:x="29.631cm" svg:y="20.688cm" svg:viewBox="0 0 342 280" svg:d="M6 0c15 0 29 1 43 1 82 70 164 140 245 211 2-65 3-129 5-193 14 0 29 1 43 1-2 85-4 170-6 256-14-1-28-1-42-1-82-71-164-141-246-211-2 72-3 144-5 216-14 0-29 0-43-1 2-93 4-186 6-279z">
            <text:p/>
          </draw:path>
          <draw:path draw:style-name="gr15" draw:text-style-name="P3" draw:layer="layout" svg:width="0.347cm" svg:height="0.297cm" svg:x="29.621cm" svg:y="21.0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29.613cm" svg:y="21.36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47cm" svg:height="0.299cm" svg:x="41.755cm" svg:y="25.51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47cm" svg:height="0.29cm" svg:x="41.623cm" svg:y="25.871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47cm" svg:height="0.29cm" svg:x="41.615cm" svg:y="26.222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347cm" svg:height="0.299cm" svg:x="41.731cm" svg:y="26.564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346cm" svg:height="0.276cm" svg:x="41.724cm" svg:y="26.90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41.716cm" svg:y="27.23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</draw:g>
        <draw:g>
          <draw:path draw:style-name="gr15" draw:text-style-name="P3" draw:layer="layout" svg:width="0.346cm" svg:height="0.276cm" svg:x="56.156cm" svg:y="24.6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56.148cm" svg:y="24.9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273cm" svg:x="56.14cm" svg:y="25.28cm" svg:viewBox="0 0 348 274" svg:d="M178 58c-20 0-37 1-54 3-16 3-30 7-42 14-11 6-21 14-27 25-7 11-11 24-11 40 0 20 5 37 15 50 10 14 26 22 47 26l-1 56c-14-2-28-6-40-13-13-6-25-15-34-26-10-11-18-24-23-39-6-16-8-33-8-53 1-27 6-49 15-67s22-33 38-44 34-19 55-24c22-4 45-6 70-6 22 1 42 3 59 7s32 10 45 17 24 15 32 24c9 9 15 20 21 30 5 11 8 22 10 34s3 24 3 36c0 19-3 35-9 50-5 14-13 27-22 37-9 11-20 19-32 26-13 6-26 10-40 13l-3-58c19-2 33-9 45-21 11-11 17-28 17-50 1-16-2-29-7-40-5-10-13-19-23-26-11-7-24-12-40-15s-35-5-56-6z">
            <text:p/>
          </draw:path>
          <draw:path draw:style-name="gr15" draw:text-style-name="P3" draw:layer="layout" svg:width="0.343cm" svg:height="0.272cm" svg:x="56.134cm" svg:y="25.61cm" svg:viewBox="0 0 344 273" svg:d="M343 61l-213-5c-16 0-30 1-41 3s-20 6-27 11c-6 5-11 12-14 21s-5 20-5 33c-1 13 1 25 6 36 4 10 11 20 19 27 9 8 20 14 33 19 12 4 27 6 44 7l195 4-2 56-264-6c-7 0-14 0-22 0s-15 0-22 0-13 0-18 0-8 0-9 0l1-52c1-1 4-1 8-1 5 0 10 0 16 0 6-1 12-1 18-1s11 0 15 0v-1c-9-5-18-11-26-18-7-6-14-14-19-23-6-8-10-18-12-29-3-11-4-24-4-38 0-19 3-35 8-48 5-14 12-24 22-33 10-8 22-14 37-18s33-5 54-5l223 5z">
            <text:p/>
          </draw:path>
          <draw:path draw:style-name="gr15" draw:text-style-name="P3" draw:layer="layout" svg:width="0.339cm" svg:height="0.164cm" svg:x="56.133cm" svg:y="25.96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56.12cm" svg:y="26.16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56.112cm" svg:y="26.50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324cm" svg:x="56.101cm" svg:y="27.005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72cm" svg:height="0.288cm" svg:x="55.967cm" svg:y="27.358cm" svg:viewBox="0 0 473 289" svg:d="M0 136c1-19 3-36 7-51 4-14 10-27 18-37 8-11 17-19 27-25 10-7 22-11 34-14l7 56c-16 4-28 12-37 24-8 13-13 29-13 50-1 13 1 24 4 35 3 10 9 19 16 26 8 8 18 14 30 18 13 4 28 6 46 7l54 1v-1c-9-4-17-9-24-16-8-6-15-14-20-22-6-9-11-20-14-31-4-12-5-25-5-40 1-21 5-40 12-55 8-15 19-27 33-36 15-9 33-16 54-20s46-6 74-5c26 1 51 4 72 8 21 5 39 13 54 23 15 11 26 24 34 40 7 16 11 36 10 59 0 24-6 44-17 61-12 18-27 31-48 40 6 1 11 1 18 1 6 1 12 1 18 2 6 0 10 1 15 1 4 1 6 1 7 1l-2 53c-1 0-5 0-9 0-4-1-10-1-16-1-6-1-13-1-21-1-7-1-15-1-23-1l-257-6c-47-1-82-13-105-37-23-23-34-59-33-107zM298 228c23 1 43-1 60-6s31-11 41-19c11-8 19-17 24-28 5-10 8-21 8-32 1-15-1-27-6-37-5-11-12-19-23-26-10-7-24-12-41-16-16-4-36-6-59-6-24-1-45 0-61 3-17 3-30 8-40 14-11 6-18 15-23 25-4 10-7 22-7 36 0 11 2 22 7 33 4 10 11 20 21 29 11 9 24 16 40 21 16 6 36 9 59 9z">
            <text:p/>
          </draw:path>
          <draw:path draw:style-name="gr15" draw:text-style-name="P3" draw:layer="layout" svg:width="0.347cm" svg:height="0.324cm" svg:x="56.084cm" svg:y="27.708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56.084cm" svg:y="28.07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56.076cm" svg:y="28.214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56.066cm" svg:y="28.5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56.06cm" svg:y="28.855cm" svg:viewBox="0 0 417 157" svg:d="M6 155c-2-8-3-17-5-26-1-8-1-19-1-30 1-45 27-67 78-65l224 5v-39l41 1-1 41 75 18-1 37-75-2-2 62h-40l1-62-212-5c-16-1-27 2-34 7-6 5-10 14-10 27 0 5 0 11 1 16 0 5 1 10 2 16z">
            <text:p/>
          </draw:path>
        </draw:g>
        <draw:frame draw:style-name="gr9" draw:layer="layout" svg:width="3.302cm" svg:height="1.266cm" svg:x="20.071cm" svg:y="6.984cm">
          <draw:text-box>
            <text:p>targets</text:p>
          </draw:text-box>
        </draw:frame>
        <draw:frame draw:style-name="gr9" draw:layer="layout" svg:width="3.302cm" svg:height="1.266cm" svg:x="9.577cm" svg:y="35.729cm">
          <draw:text-box>
            <text:p>leads to</text:p>
          </draw:text-box>
        </draw:frame>
        <draw:frame draw:style-name="gr9" draw:layer="layout" svg:width="3.302cm" svg:height="1.266cm" svg:x="12.677cm" svg:y="33.329cm">
          <draw:text-box>
            <text:p>supports</text:p>
          </draw:text-box>
        </draw:frame>
        <draw:frame draw:style-name="gr9" draw:layer="layout" svg:width="3.302cm" svg:height="1.266cm" svg:x="9.577cm" svg:y="38.129cm">
          <draw:text-box>
            <text:p>holds f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2T13:43:59.054154418</dc:date>
    <dc:creator>darjeeling </dc:creator>
    <meta:editing-duration>PT5H23M46S</meta:editing-duration>
    <meta:editing-cycles>16</meta:editing-cycles>
    <meta:generator>LibreOffice/4.2.6.3$Linux_X86_64 LibreOffice_project/420m0$Build-3</meta:generator>
    <meta:document-statistic meta:object-count="100"/>
  </office:meta>
</office:document-meta>
</file>